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98000005665794722B.png" manifest:media-type="image/png"/>
  <manifest:file-entry manifest:full-path="Pictures/10000000000002FF0000009AE4CA746F.png" manifest:media-type="image/png"/>
  <manifest:file-entry manifest:full-path="Pictures/100000010000029700000298AFD84DDC.png" manifest:media-type="image/png"/>
  <manifest:file-entry manifest:full-path="Pictures/10000000000000F80000004B9DF7F207.png" manifest:media-type="image/png"/>
  <manifest:file-entry manifest:full-path="Pictures/10000001000001E40000019FA8BEB360.png" manifest:media-type="image/png"/>
  <manifest:file-entry manifest:full-path="Pictures/100000000000005D0000007A28337FD3.png" manifest:media-type="image/png"/>
  <manifest:file-entry manifest:full-path="Pictures/10000001000000FA000000B3A35AD633.png" manifest:media-type="image/png"/>
  <manifest:file-entry manifest:full-path="Pictures/1000000000000469000001B558DE11C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499cm" style:contextual-spacing="false" style:page-number="auto"/>
      <style:text-properties officeooo:paragraph-rsid="0025111f"/>
    </style:style>
    <style:style style:name="P2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2ed62b"/>
    </style:style>
    <style:style style:name="P3" style:family="paragraph" style:parent-style-name="Standard">
      <style:paragraph-properties fo:margin-top="0cm" fo:margin-bottom="0.499cm" style:contextual-spacing="false" fo:line-height="150%" fo:text-align="center" style:justify-single-word="false"/>
      <style:text-properties officeooo:paragraph-rsid="00302e32"/>
    </style:style>
    <style:style style:name="P4" style:family="paragraph" style:parent-style-name="Standard">
      <style:paragraph-properties fo:margin-top="0cm" fo:margin-bottom="0.499cm" style:contextual-spacing="false" fo:line-height="150%" fo:text-align="start" style:justify-single-word="false"/>
      <style:text-properties officeooo:paragraph-rsid="00302e32"/>
    </style:style>
    <style:style style:name="P5" style:family="paragraph">
      <loext:graphic-properties draw:fill="none" draw:fill-color="#ffffff"/>
    </style:style>
    <style:style style:name="P6" style:family="paragraph" style:parent-style-name="Standard">
      <style:paragraph-properties fo:margin-top="0.201cm" fo:margin-bottom="0.7cm" style:contextual-spacing="false" fo:line-height="150%" fo:text-align="start" style:justify-single-word="false"/>
      <style:text-properties officeooo:paragraph-rsid="0035e94e"/>
    </style:style>
    <style:style style:name="P7" style:family="paragraph" style:parent-style-name="Standard">
      <style:paragraph-properties fo:margin-top="0cm" fo:margin-bottom="0.499cm" style:contextual-spacing="false"/>
      <style:text-properties officeooo:paragraph-rsid="0025111f"/>
    </style:style>
    <style:style style:name="P8" style:family="paragraph" style:parent-style-name="Standard">
      <style:paragraph-properties fo:margin-top="0cm" fo:margin-bottom="0.499cm" style:contextual-spacing="false"/>
      <style:text-properties style:font-name="Arial1" fo:font-size="14pt" fo:font-weight="normal" officeooo:rsid="004d183f" officeooo:paragraph-rsid="0025111f" style:font-name-asian="Arial" style:font-size-asian="12.25pt" style:font-weight-asian="normal" style:font-name-complex="Arial" style:font-size-complex="14pt" style:font-weight-complex="normal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Arial1" fo:font-size="12pt" style:font-family-asian="Helvetica, Arial" style:font-family-generic-asian="swiss" style:font-pitch-asian="variabl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color="#627cd2" loext:opacity="100%"/>
    </style:style>
    <style:style style:name="T2" style:family="text">
      <style:text-properties fo:color="#000000" loext:opacity="100%" style:font-name="Arial1" fo:font-size="18pt" officeooo:rsid="002ed62b" style:font-size-asian="18pt" style:font-size-complex="18pt"/>
    </style:style>
    <style:style style:name="T3" style:family="text">
      <style:text-properties fo:color="#000000" loext:opacity="100%" style:font-name="Arial1" fo:font-size="18pt" officeooo:rsid="00302e32" style:font-size-asian="18pt" style:font-size-complex="18pt"/>
    </style:style>
    <style:style style:name="T4" style:family="text">
      <style:text-properties fo:color="#000000" loext:opacity="100%" style:font-name="Arial1" fo:font-size="16pt" fo:font-style="italic" style:text-underline-style="solid" style:text-underline-width="auto" style:text-underline-color="font-color" fo:font-weight="normal" officeooo:rsid="00302e32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loext:opacity="100%" style:font-name="Arial1" fo:font-size="16pt" fo:font-style="italic" style:text-underline-style="solid" style:text-underline-width="auto" style:text-underline-color="font-color" fo:font-weight="normal" officeooo:rsid="003e5ac0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color="#000000" loext:opacity="100%" style:font-name="Arial1" fo:font-size="14pt" officeooo:rsid="00302e32" style:font-size-asian="14pt" style:font-size-complex="14pt"/>
    </style:style>
    <style:style style:name="T7" style:family="text">
      <style:text-properties fo:color="#000000" loext:opacity="100%" style:font-name="Arial1" fo:font-size="14pt" officeooo:rsid="0035e94e" style:font-size-asian="14pt" style:font-size-complex="14pt"/>
    </style:style>
    <style:style style:name="T8" style:family="text">
      <style:text-properties fo:color="#000000" loext:opacity="100%" style:font-name="Arial1" fo:font-size="7pt" fo:font-style="italic" fo:font-weight="normal" officeooo:rsid="00302e32" style:font-size-asian="7pt" style:font-style-asian="italic" style:font-weight-asian="normal" style:font-size-complex="7pt" style:font-style-complex="italic" style:font-weight-complex="normal"/>
    </style:style>
    <style:style style:name="T9" style:family="text">
      <style:text-properties fo:color="#000000" loext:opacity="100%" style:font-name="Arial1" fo:font-size="7pt" fo:font-style="italic" fo:font-weight="normal" officeooo:rsid="003a8269" style:font-size-asian="7pt" style:font-style-asian="italic" style:font-weight-asian="normal" style:font-size-complex="7pt" style:font-style-complex="italic" style:font-weight-complex="normal"/>
    </style:style>
    <style:style style:name="T10" style:family="text">
      <style:text-properties fo:color="#000000" loext:opacity="100%" style:font-name="Arial1" fo:font-size="7pt" fo:font-style="italic" fo:font-weight="normal" officeooo:rsid="003991c0" style:font-size-asian="7pt" style:font-style-asian="italic" style:font-weight-asian="normal" style:font-size-complex="7pt" style:font-style-complex="italic" style:font-weight-complex="normal"/>
    </style:style>
    <style:style style:name="T11" style:family="text">
      <style:text-properties fo:color="#000000" loext:opacity="100%" style:font-name="Arial1" fo:font-size="7pt" fo:font-style="italic" fo:font-weight="normal" officeooo:rsid="0030ca92" style:font-size-asian="7pt" style:font-style-asian="italic" style:font-weight-asian="normal" style:font-size-complex="7pt" style:font-style-complex="italic" style:font-weight-complex="normal"/>
    </style:style>
    <style:style style:name="T12" style:family="text">
      <style:text-properties style:font-name="Arial1" fo:font-size="8pt" style:font-family-asian="Helvetica, Arial" style:font-family-generic-asian="swiss" style:font-pitch-asian="variable" style:font-size-asian="8pt"/>
    </style:style>
    <style:style style:name="T13" style:family="text">
      <style:text-properties style:font-name="Arial1" fo:font-size="7pt" style:font-family-asian="Helvetica, Arial" style:font-family-generic-asian="swiss" style:font-pitch-asian="variable" style:font-size-asian="7pt"/>
    </style:style>
    <style:style style:name="T14" style:family="text">
      <style:text-properties style:font-name="Arial1" fo:font-size="6pt" fo:font-weight="bold" style:font-family-asian="Helvetica, Arial" style:font-family-generic-asian="swiss" style:font-pitch-asian="variable" style:font-size-asian="6pt" style:font-weight-asian="bold" style:font-weight-complex="bold"/>
    </style:style>
    <style:style style:name="T15" style:family="text">
      <style:text-properties fo:color="#000000" loext:opacity="100%" style:font-name="Arial1" fo:font-size="7pt" style:font-family-asian="Helvetica, Arial" style:font-family-generic-asian="swiss" style:font-pitch-asian="variable" style:font-size-asian="7pt" style:font-size-complex="7pt"/>
    </style:style>
    <style:style style:name="T16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1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4.1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5.2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8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2"><text:span text:style-name="Strong_20_Emphasis"><text:span text:style-name="T2">PROPOSTA DE PRO</text:span></text:span><text:span text:style-name="Strong_20_Emphasis"><text:span text:style-name="T3">XECTO DE DESENVOLVEMENTO DE APLICACIÓNS WEB.</text:span></text:span></text:p>
      <text:p text:style-name="P3"><text:span text:style-name="Strong_20_Emphasis"><text:span text:style-name="T4">Curso 202</text:span></text:span><text:span text:style-name="Strong_20_Emphasis"><text:span text:style-name="T5">5</text:span></text:span><text:span text:style-name="Strong_20_Emphasis"><text:span text:style-name="T4">-202</text:span></text:span><text:span text:style-name="Strong_20_Emphasis"><text:span text:style-name="T5">6</text:span></text:span></text:p>
      <text:p text:style-name="P4"><text:span text:style-name="Strong_20_Emphasis"><text:span text:style-name="T6">Nome e apelidos:</text:span></text:span></text:p>
      <text:p text:style-name="P4"><draw:frame text:anchor-type="paragraph" draw:z-index="10" draw:name="Marco de texto 1" draw:style-name="gr1" draw:text-style-name="P5" svg:width="17.089cm" svg:height="1.191cm" svg:x="0.132cm" svg:y="-0.684cm"><draw:text-box><text:p>Tomás Moroño Souto</text:p></draw:text-box></draw:frame><draw:frame text:anchor-type="paragraph" draw:z-index="13" draw:name="Marco de texto 2" draw:style-name="gr1" draw:text-style-name="P5" svg:width="17.089cm" svg:height="1.191cm" svg:x="0.132cm" svg:y="2.316cm"><draw:text-box><text:p>Bookbag: atopa e rexistra as túas lecturas.</text:p></draw:text-box></draw:frame><text:span text:style-name="Strong_20_Emphasis"><text:span text:style-name="T6"/></text:span></text:p>
      <text:p text:style-name="P6"><text:span text:style-name="Strong_20_Emphasis"><text:span text:style-name="T7">Título do proxecto: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Descrición </text:span></text:span><text:span text:style-name="Strong_20_Emphasis"><text:span text:style-name="T8">(explica brevemente o teu proxecto):</text:span></text:span></text:p>
      <text:p text:style-name="P4"><draw:frame text:anchor-type="paragraph" draw:z-index="11" draw:name="Marco de texto 3" draw:style-name="gr2" draw:text-style-name="P5" svg:width="17.089cm" svg:height="4.134cm" svg:x="0.153cm" svg:y="-0.58cm"><draw:text-box><text:p>Neste proxecto plantéxase a fusión entre un repositorio de libros (unha especie de biblioteca) e un "rexistro de lectura", permitindo o acceso á información sobre unha infinidade de libros mentres se poden ir engadindo a un trío de listaxes: xa lidos, lendo actualmente e por ler.</text:p><text:p>A idea plantéxase coma un proxecto inmaduro que pretende adoptar mais adiante un modelo de suscripción mediante o cal adaptar novas funcións a medida que vaiamos desenvolvendo o resto delas en caso de ter tirón, como podería ser por exemplo poder facer novas listaxes ou acceder a libros moi recentes (os publicados no último ano por exemplo).</text:p></draw:text-box></draw:frame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Xustificación </text:span></text:span><text:span text:style-name="Strong_20_Emphasis"><text:span text:style-name="T8">(motivo da elección dest</text:span></text:span><text:span text:style-name="Strong_20_Emphasis"><text:span text:style-name="T9">a</text:span></text:span><text:span text:style-name="Strong_20_Emphasis"><text:span text:style-name="T8"> proposta e a súa relación, </text:span></text:span><text:span text:style-name="Strong_20_Emphasis"><text:span text:style-name="T10">en xeral,</text:span></text:span><text:span text:style-name="Strong_20_Emphasis"><text:span text:style-name="T8"> cos módulos profesionais vistos durante todo o ciclo formativo</text:span></text:span><text:span text:style-name="Strong_20_Emphasis"><text:span text:style-name="T11">)</text:span></text:span></text:p>
      <text:p text:style-name="P7"><draw:frame text:anchor-type="paragraph" draw:z-index="12" draw:name="Marco de texto 4" draw:style-name="gr3" draw:text-style-name="P5" svg:width="17.089cm" svg:height="5.266cm" svg:x="0.153cm" svg:y="-0.497cm"><draw:text-box><text:p>Despois dunha búsqueda sobre qué usar (a nivel persoal) para levar un rexistro de lectura e o mesmo tempo do que quero ler, non atopei nada “decente” excepto Bookwyrm (autohosteable), Goodreads (xa de pago e lixeiramente cara na miña opinión) ou Openreads (sacrificando ter a man a información e soamente tendo as listaxes). Por iso, plantexei unha aplicación que permita ter toda a información necesaria para os apaixoados da lectura: o seu seguimento persoal combinado co descubrimento e a base de datos sobre libros.</text:p><text:p>Para isto se teñen en conta aspectos como : sistema de xestión e a creación de bases de datos; o obxectivo de empresa que ofrece un produto máis completo e diferenciador da competencia; interfaces amigables, sinxelas, interactivas e comprensibles para diferentes usuarios; implementación dun CRUD e a xestión de roles ou perfís de usuarios.</text:p></draw:text-box></draw:frame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7"><text:span text:style-name="Strong_20_Emphasis"><text:span text:style-name="T1"/></text:span></text:p>
      <text:p text:style-name="P8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-0.7cm" fo:text-align="justify" style:justify-single-word="false" fo:text-indent="0cm" style:auto-text-indent="false" fo:background-color="transparent"/>
      <style:text-properties style:font-name="Ubuntu" fo:font-family="Ubuntu" style:font-pitch="variable" officeooo:rsid="0019807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59cm" style:type="center"/>
          <style:tab-stop style:position="16.1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style:font-name="Arial1" fo:font-size="12pt" style:font-family-asian="Helvetica, Arial" style:font-family-generic-asian="swiss" style:font-pitch-asian="variable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</style:style>
    <style:style style:name="MT1" style:family="text">
      <style:text-properties style:font-name="Arial1" fo:font-size="8pt" style:font-family-asian="Helvetica, Arial" style:font-family-generic-asian="swiss" style:font-pitch-asian="variable" style:font-size-asian="8pt"/>
    </style:style>
    <style:style style:name="MT2" style:family="text">
      <style:text-properties style:font-name="Arial1" fo:font-size="7pt" style:font-family-asian="Helvetica, Arial" style:font-family-generic-asian="swiss" style:font-pitch-asian="variable" style:font-size-asian="7pt"/>
    </style:style>
    <style:style style:name="MT3" style:family="text">
      <style:text-properties style:font-name="Arial1" fo:font-size="6pt" fo:font-weight="bold" style:font-family-asian="Helvetica, Arial" style:font-family-generic-asian="swiss" style:font-pitch-asian="variable" style:font-size-asian="6pt" style:font-weight-asian="bold" style:font-weight-complex="bold"/>
    </style:style>
    <style:style style:name="MT4" style:family="text">
      <style:text-properties fo:color="#000000" loext:opacity="100%" style:font-name="Arial1" fo:font-size="7pt" style:font-family-asian="Helvetica, Arial" style:font-family-generic-asian="swiss" style:font-pitch-asian="variable" style:font-size-asian="7pt" style:font-size-complex="7pt"/>
    </style:style>
    <style:style style:name="MT5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eeeeee" style:background-transparency="0%" draw:fill="solid" draw:fill-color="#eeeee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8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38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5" text:anchor-type="paragraph" svg:x="5.644cm" svg:y="-0.245cm" svg:width="2.872cm" svg:height="1.102cm" draw:z-index="2"><draw:image xlink:href="Pictures/1000000000000469000001B558DE11C8.jpg" xlink:type="simple" xlink:show="embed" xlink:actuate="onLoad" draw:mime-type="image/jpeg"/></draw:frame><draw:frame draw:style-name="Mfr2" draw:name="Imagen6" text:anchor-type="paragraph" svg:x="16.231cm" svg:y="-0.464cm" svg:width="2.004cm" svg:height="1.718cm" draw:z-index="3"><draw:image xlink:href="Pictures/10000001000001E40000019FA8BEB360.png" xlink:type="simple" xlink:show="embed" xlink:actuate="onLoad" draw:mime-type="image/png"/></draw:frame><draw:frame draw:style-name="Mfr3" draw:name="Imaxe3" text:anchor-type="paragraph" svg:x="13.716cm" svg:y="-0.549cm" svg:width="2.517cm" svg:height="1.803cm" draw:z-index="5"><draw:image xlink:href="Pictures/10000001000000FA000000B3A35AD633.png" xlink:type="simple" xlink:show="embed" xlink:actuate="onLoad" draw:mime-type="image/png"/></draw:frame><draw:frame draw:style-name="Mfr3" draw:name="Imaxe1" text:anchor-type="paragraph" svg:x="0.065cm" svg:y="-0.275cm" svg:width="0.963cm" svg:height="1.265cm" draw:z-index="6"><draw:image xlink:href="Pictures/100000000000005D0000007A28337FD3.png" xlink:type="simple" xlink:show="embed" xlink:actuate="onLoad" draw:mime-type="image/png"/></draw:frame><draw:frame draw:style-name="Mfr3" draw:name="Imaxe2" text:anchor-type="paragraph" svg:x="1.117cm" svg:y="-0.275cm" svg:width="4.496cm" svg:height="1.36cm" draw:z-index="7"><draw:image xlink:href="Pictures/10000000000000F80000004B9DF7F207.png" xlink:type="simple" xlink:show="embed" xlink:actuate="onLoad" draw:mime-type="image/png"/></draw:frame><draw:frame draw:style-name="Mfr3" draw:name="Imaxe4" text:anchor-type="paragraph" svg:x="1.027cm" svg:y="0.319cm" svg:width="4.586cm" svg:height="0.921cm" draw:z-index="8"><draw:image xlink:href="Pictures/10000000000002FF0000009AE4CA746F.png" xlink:type="simple" xlink:show="embed" xlink:actuate="onLoad" draw:mime-type="image/png"/></draw:frame><draw:frame text:anchor-type="paragraph" draw:z-index="1" draw:name="Forma2" draw:style-name="Mgr1" draw:text-style-name="MP2" svg:width="5.358cm" svg:height="1.833cm" svg:x="8.534cm" svg:y="-0.423cm"><draw:text-box><text:p text:style-name="MP1"><text:span text:style-name="MT1">Ramal 3, Tortoreos <text:s/></text:span><text:span text:style-name="MT2"><text:s text:c="6"/></text:span><text:span text:style-name="MT2"><text:s text:c="24"/></text:span></text:p><text:p text:style-name="MP1"><text:span text:style-name="MT1">36449 - </text:span><text:span text:style-name="MT3">AS NEVES</text:span></text:p><text:p text:style-name="MP1"><text:span text:style-name="MT1">Tlf: 886 110 110 <text:s/></text:span></text:p><text:p text:style-name="MP1"><text:span text:style-name="MT4"><text:a xlink:href="mailto:ies.pazo.merce@edu.xunta.es" xlink:type="simple">ies.pazo.merce@edu.xunta.es</text:a></text:span></text:p><text:p text:style-name="MP1"><text:span text:style-name="MT4"><text:a xlink:href="http://www.edu.xunta.gal/centros/iespazomerce/" xlink:type="simple">http://www.edu.xunta.gal/centros/iespazomerce/</text:a></text:span></text:p></draw:text-box></draw:frame></text:p>
        <text:p text:style-name="Header"><draw:frame text:anchor-type="paragraph" draw:z-index="0" draw:name="Forma1" draw:style-name="Mgr2" draw:text-style-name="MP4" svg:width="2.968cm" svg:height="0.384cm" svg:x="5.611cm" svg:y="0.369cm"><draw:text-box><text:p text:style-name="MP3"><text:span text:style-name="MT5">IES PAZO DA MERCÉ</text:span></text:p></draw:text-box></draw:frame></text:p>
      </style:header>
      <style:footer>
        <text:p text:style-name="Footer"><draw:frame draw:style-name="Mfr3" draw:name="Imagen3" text:anchor-type="paragraph" svg:x="-0.663cm" svg:y="0.065cm" svg:width="3.731cm" svg:height="1.6cm" draw:z-index="4"><draw:image xlink:href="Pictures/1000000000000C98000005665794722B.png" xlink:type="simple" xlink:show="embed" xlink:actuate="onLoad" draw:mime-type="image/png"/></draw:frame><draw:frame draw:style-name="Mfr4" draw:name="Imagen1" text:anchor-type="char" svg:x="15.644cm" svg:y="-0.099cm" svg:width="1.806cm" svg:height="1.81cm" draw:z-index="9"><draw:image xlink:href="Pictures/100000010000029700000298AFD84DDC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08T12:50:19.945125914</meta:creation-date>
    <dc:date>2025-09-17T21:32:30.085098419</dc:date>
    <meta:editing-duration>PT1H36M11S</meta:editing-duration>
    <meta:editing-cycles>35</meta:editing-cycles>
    <meta:generator>LibreOffice/25.2.6.2$Linux_X86_64 LibreOffice_project/520$Build-2</meta:generator>
    <meta:print-date>2018-06-26T14:03:49.144969783</meta:print-date>
    <meta:document-statistic meta:table-count="0" meta:image-count="8" meta:object-count="0" meta:page-count="1" meta:paragraph-count="6" meta:word-count="43" meta:character-count="296" meta:non-whitespace-character-count="259"/>
  </office:meta>
</office:document-meta>
</file>